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76.06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32.49mm"/>
    </style:style>
    <style:style style:name="co15" style:family="table-column">
      <style:table-column-properties fo:break-before="auto" style:column-width="34.4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31.66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8.47mm"/>
    </style:style>
    <style:style style:name="co20" style:family="table-column">
      <style:table-column-properties fo:break-before="auto" style:column-width="30.85mm"/>
    </style:style>
    <style:style style:name="co21" style:family="table-column">
      <style:table-column-properties fo:break-before="auto" style:column-width="31.4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454fa1" fo:border="0.06pt solid #000000"/>
    </style:style>
    <style:style style:name="ce6" style:family="table-cell" style:parent-style-name="Default">
      <style:table-cell-properties fo:background-color="#f9a87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37">
      <style:table-cell-properties fo:background-color="#f9a87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41">
      <style:table-cell-properties fo:background-color="#f9a87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4">
      <style:table-cell-properties fo:background-color="#f9a87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7"/>
        <table:table-column table:style-name="co9" table:default-cell-style-name="ce6"/>
        <table:table-column table:style-name="co10" table:default-cell-style-name="ce7"/>
        <table:table-column table:style-name="co11" table:default-cell-style-name="ce8"/>
        <table:table-column table:style-name="co6" table:default-cell-style-name="ce11"/>
        <table:table-column table:style-name="co12" table:default-cell-style-name="ce6"/>
        <table:table-column table:style-name="co13" table:default-cell-style-name="ce6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9" table:default-cell-style-name="ce6"/>
        <table:table-column table:style-name="co1" table:default-cell-style-name="ce6"/>
        <table:table-column table:style-name="co21" table:default-cell-style-name="ce6"/>
        <table:table-column table:style-name="co11" table:default-cell-style-name="ce6"/>
        <table:table-column table:style-name="co1" table:default-cell-style-name="ce6"/>
        <table:table-column table:style-name="co15" table:default-cell-style-name="ce6"/>
        <table:table-row table:style-name="ro1">
          <table:table-cell table:style-name="ce5" office:value-type="string" calcext:value-type="string">
            <text:p>usuario_nome</text:p>
          </table:table-cell>
          <table:table-cell table:style-name="ce5" office:value-type="string" calcext:value-type="string">
            <text:p>usuario_dtNasci</text:p>
          </table:table-cell>
          <table:table-cell table:style-name="ce5" office:value-type="string" calcext:value-type="string">
            <text:p>usuario_cpf</text:p>
          </table:table-cell>
          <table:table-cell table:style-name="ce5" office:value-type="string" calcext:value-type="string">
            <text:p>usuario_endereco</text:p>
          </table:table-cell>
          <table:table-cell table:style-name="ce5" office:value-type="string" calcext:value-type="string">
            <text:p>usuario_mail</text:p>
          </table:table-cell>
          <table:table-cell table:style-name="ce5" office:value-type="string" calcext:value-type="string">
            <text:p>usuario_senha</text:p>
          </table:table-cell>
          <table:table-cell table:style-name="ce5" office:value-type="string" calcext:value-type="string">
            <text:p>cartao_numero</text:p>
          </table:table-cell>
          <table:table-cell table:style-name="ce5" office:value-type="string" calcext:value-type="string">
            <text:p>cartao_titular</text:p>
          </table:table-cell>
          <table:table-cell table:style-name="ce5" office:value-type="string" calcext:value-type="string">
            <text:p>cartao_validade</text:p>
          </table:table-cell>
          <table:table-cell table:style-name="ce5" office:value-type="string" calcext:value-type="string">
            <text:p>historico_linha</text:p>
          </table:table-cell>
          <table:table-cell table:style-name="ce5" office:value-type="string" calcext:value-type="string">
            <text:p>historico_data</text:p>
          </table:table-cell>
          <table:table-cell table:style-name="ce5" office:value-type="string" calcext:value-type="string">
            <text:p>historico_horario</text:p>
          </table:table-cell>
          <table:table-cell table:style-name="ce5" office:value-type="string" calcext:value-type="string">
            <text:p>historico_valor</text:p>
          </table:table-cell>
          <table:table-cell table:style-name="ce5" office:value-type="string" calcext:value-type="string">
            <text:p>horario_linha</text:p>
          </table:table-cell>
          <table:table-cell table:style-name="ce5" office:value-type="string" calcext:value-type="string">
            <text:p>horario_horaSaida</text:p>
          </table:table-cell>
          <table:table-cell table:style-name="ce5" office:value-type="string" calcext:value-type="string">
            <text:p>horario_tipoHorario</text:p>
          </table:table-cell>
          <table:table-cell table:style-name="ce5" office:value-type="string" calcext:value-type="string">
            <text:p>horario_terminalSeq</text:p>
          </table:table-cell>
          <table:table-cell table:style-name="ce5" office:value-type="string" calcext:value-type="string">
            <text:p>horario_descHora</text:p>
          </table:table-cell>
          <table:table-cell table:style-name="ce5" office:value-type="string" calcext:value-type="string">
            <text:p>horario_descLinha</text:p>
          </table:table-cell>
          <table:table-cell table:style-name="ce5" office:value-type="string" calcext:value-type="string">
            <text:p>horario_descTerminal</text:p>
          </table:table-cell>
          <table:table-cell table:style-name="ce5" office:value-type="string" calcext:value-type="string">
            <text:p>horario_tipoOrientacao</text:p>
          </table:table-cell>
          <table:table-cell table:style-name="ce5" office:value-type="string" calcext:value-type="string">
            <text:p>horario_dataInicio</text:p>
          </table:table-cell>
          <table:table-cell table:style-name="ce5" office:value-type="string" calcext:value-type="string">
            <text:p>itinerario_linha</text:p>
          </table:table-cell>
          <table:table-cell table:style-name="ce5" office:value-type="string" calcext:value-type="string">
            <text:p>itinerario_sentido</text:p>
          </table:table-cell>
          <table:table-cell table:style-name="ce5" office:value-type="string" calcext:value-type="string">
            <text:p>itinerario_sequencia</text:p>
          </table:table-cell>
          <table:table-cell table:style-name="ce5" office:value-type="string" calcext:value-type="string">
            <text:p>itinerario_tipo</text:p>
          </table:table-cell>
          <table:table-cell table:style-name="ce5" office:value-type="string" calcext:value-type="string">
            <text:p>itinerario_descVia</text:p>
          </table:table-cell>
          <table:table-cell table:style-name="ce5" office:value-type="string" calcext:value-type="string">
            <text:p>itinerario_descLinha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3</text:p>
          </table:table-cell>
          <table:table-cell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07H00M00S" calcext:value-type="time">
            <text:p>07:00:00</text:p>
          </table:table-cell>
          <table:table-cell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table:formula="of:=[.C2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2]" office:value-type="string" office:string-value="senha123" calcext:value-type="string">
            <text:p>senha123</text:p>
          </table:table-cell>
          <table:table-cell table:formula="of:=[.G2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2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16H00M00S" calcext:value-type="time">
            <text:p>16:00:00</text:p>
          </table:table-cell>
          <table:table-cell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3]" office:value-type="date" office:date-value="1989-02-04" calcext:value-type="date">
            <text:p>04/02/89</text:p>
          </table:table-cell>
          <table:table-cell table:formula="of:=[.C3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3]" office:value-type="string" office:string-value="senha123" calcext:value-type="string">
            <text:p>senha123</text:p>
          </table:table-cell>
          <table:table-cell table:formula="of:=[.G3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3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07H00M00S" calcext:value-type="time">
            <text:p>07:00:00</text:p>
          </table:table-cell>
          <table:table-cell table:formula="of:=[.M3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4]" office:value-type="date" office:date-value="1989-02-04" calcext:value-type="date">
            <text:p>04/02/89</text:p>
          </table:table-cell>
          <table:table-cell table:formula="of:=[.C4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4]" office:value-type="string" office:string-value="senha123" calcext:value-type="string">
            <text:p>senha123</text:p>
          </table:table-cell>
          <table:table-cell table:formula="of:=[.G4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4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17H35M00S" calcext:value-type="time">
            <text:p>17:35:00</text:p>
          </table:table-cell>
          <table:table-cell table:formula="of:=[.M4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5]" office:value-type="date" office:date-value="1989-02-04" calcext:value-type="date">
            <text:p>04/02/89</text:p>
          </table:table-cell>
          <table:table-cell table:formula="of:=[.C5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5]" office:value-type="string" office:string-value="senha123" calcext:value-type="string">
            <text:p>senha123</text:p>
          </table:table-cell>
          <table:table-cell table:formula="of:=[.G5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5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06H50M00S" calcext:value-type="time">
            <text:p>06:50:00</text:p>
          </table:table-cell>
          <table:table-cell table:formula="of:=[.M5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6]" office:value-type="date" office:date-value="1989-02-04" calcext:value-type="date">
            <text:p>04/02/89</text:p>
          </table:table-cell>
          <table:table-cell table:formula="of:=[.C6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6]" office:value-type="string" office:string-value="senha123" calcext:value-type="string">
            <text:p>senha123</text:p>
          </table:table-cell>
          <table:table-cell table:formula="of:=[.G6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6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15H50M00S" calcext:value-type="time">
            <text:p>15:50:00</text:p>
          </table:table-cell>
          <table:table-cell table:formula="of:=[.M6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7]" office:value-type="date" office:date-value="1989-02-04" calcext:value-type="date">
            <text:p>04/02/89</text:p>
          </table:table-cell>
          <table:table-cell table:formula="of:=[.C7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7]" office:value-type="string" office:string-value="senha123" calcext:value-type="string">
            <text:p>senha123</text:p>
          </table:table-cell>
          <table:table-cell table:formula="of:=[.G7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7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05H10M00S" calcext:value-type="time">
            <text:p>05:10:00</text:p>
          </table:table-cell>
          <table:table-cell table:formula="of:=[.M7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8]" office:value-type="date" office:date-value="1989-02-04" calcext:value-type="date">
            <text:p>04/02/89</text:p>
          </table:table-cell>
          <table:table-cell table:formula="of:=[.C8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8]" office:value-type="string" office:string-value="senha123" calcext:value-type="string">
            <text:p>senha123</text:p>
          </table:table-cell>
          <table:table-cell table:formula="of:=[.G8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8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14H00M00S" calcext:value-type="time">
            <text:p>14:00:00</text:p>
          </table:table-cell>
          <table:table-cell table:formula="of:=[.M8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9]" office:value-type="date" office:date-value="1989-02-04" calcext:value-type="date">
            <text:p>04/02/89</text:p>
          </table:table-cell>
          <table:table-cell table:formula="of:=[.C9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9]" office:value-type="string" office:string-value="senha123" calcext:value-type="string">
            <text:p>senha123</text:p>
          </table:table-cell>
          <table:table-cell table:formula="of:=[.G9]"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table:formula="of:=[.I9]"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7" calcext:value-type="date">
            <text:p>07/04/18</text:p>
          </table:table-cell>
          <table:table-cell office:value-type="time" office:time-value="PT08H00M00S" calcext:value-type="time">
            <text:p>08:00:00</text:p>
          </table:table-cell>
          <table:table-cell table:formula="of:=[.M9]" office:value-type="currency" office:currency="BRL" office:value="3.4" calcext:value-type="currency">
            <text:p>R$ 3,40</text:p>
          </table:table-cell>
          <table:table-cell table:number-columns-repeated="15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7:17:50.827645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22:35.644530797</meta:creation-date>
    <dc:date>2018-04-15T17:30:15.353190170</dc:date>
    <meta:editing-duration>PT49M15S</meta:editing-duration>
    <meta:editing-cycles>5</meta:editing-cycles>
    <meta:generator>LibreOffice/5.4.6.2$Linux_X86_64 LibreOffice_project/40m0$Build-2</meta:generator>
    <meta:document-statistic meta:table-count="1" meta:cell-count="280" meta:object-count="0"/>
  </office:meta>
</office:document-meta>
</file>